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style:text-properties fo:font-weight="bold" style:font-weight-asian="bold" style:font-weight-complex="bold"/>
    </style:style>
    <style:style style:name="P6"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7"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line-height="200%"/>
      <style:text-properties style:font-name="Liberation Serif" fo:font-weight="normal" style:font-name-asian="WenQuanYi Micro Hei" style:font-weight-asian="normal" style:font-name-complex="Lohit Hindi" style:font-weight-complex="normal"/>
    </style:style>
    <style:style style:name="P9" style:family="paragraph" style:parent-style-name="Standard">
      <style:paragraph-properties fo:line-height="200%"/>
      <style:text-properties fo:font-weight="normal" style:font-weight-asian="normal" style:font-weight-complex="normal"/>
    </style:style>
    <style:style style:name="P10" style:family="paragraph" style:parent-style-name="Standard">
      <style:paragraph-properties fo:line-height="200%" fo:text-align="center" style:justify-single-word="false"/>
      <style:text-properties fo:font-size="14pt" style:font-size-asian="14pt" style:font-size-complex="14pt"/>
    </style:style>
    <style:style style:name="P11"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style:style style:name="T4" style:family="text">
      <style:text-properties style:font-name="Liberation Serif" fo:font-weight="normal" style:font-name-asian="WenQuanYi Micro Hei" style:font-weight-asian="normal" style:font-name-complex="Lohit Hindi" style:font-weight-complex="normal"/>
    </style:style>
    <style:style style:name="T5" style:family="text">
      <style:text-properties fo:font-weight="normal" style:font-weight-asian="normal" style:font-weight-complex="normal"/>
    </style:style>
    <style:style style:name="T6" style:family="text">
      <style:text-properties style:font-name="Liberation Serif1" style:font-name-asian="Liberation Serif1" style:font-name-complex="Liberation Seri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tages </text:p>
      <text:p text:style-name="P3"><text:tab/>Advantages are the exemplary abilities that differentiate your character from everyone else's. </text:p>
      <text:p text:style-name="P3">Advantages cost XP equal to the rank one is attempting to buy. For every scene, Characters can use a number of Advantages equal to their rank in the associated trait.</text:p>
      <text:p text:style-name="P3">If a character has max wounds in a trait indicated by the suit, they cannot use active advantages of that suit. </text:p>
      <text:p text:style-name="P3">Advantages marked with an asterisk(*) can only be purchased at character creation. </text:p>
      <text:p text:style-name="P3"/>
      <text:p text:style-name="P4">Defensive </text:p>
      <text:p text:style-name="P5">Alertness - ♠ </text:p>
      <text:p text:style-name="P5"><text:tab/><text:span text:style-name="T5">This character lowers defense penalties from being </text:span>Knocked Down<text:span text:style-name="T5"> or </text:span>Unaware<text:span text:style-name="T5"> by their rank in this Advantage. This advantage can be taken up to 3 times.</text:span></text:p>
      <text:p text:style-name="P3"><text:span text:style-name="T1">All-Out Defense</text:span> - ♣ </text:p>
      <text:p text:style-name="P3"><text:tab/>At any point during or before this character's action this round, the character may declare the use of the All-Out Defense. All of the character's defense draws against physical attacks add their Body bonus instead of Mind. The character's Body bonus is doubled for all of these draws, but they cannot take any actions this round. This advantage can be taken up to 3 times, with each level adding to the multiplier of the effect. </text:p>
      <text:p text:style-name="P3"><text:span text:style-name="T1">Careful</text:span> – ♠ </text:p>
      <text:p text:style-name="P3"><text:tab/>When this character successfully avoids taking damage from an attack, they may draw a card. This advantage can be taken up to 3 times. </text:p>
      <text:p text:style-name="P3"><text:span text:style-name="T1">Counter&lt;Weapon&gt;</text:span> - ♠ </text:p>
      <text:p text:style-name="P3"><text:tab/>Once per turn. The character has learned to use their opponent's movement against them in melee combat. When attacked with a melee weapon and wielding the chosen weapon above, this <text:soft-page-break/>character may sacrifice any number of skill cards on the defense(leaving a mininum of 1) – if successful, they may then immediately use those skill cards to initiate an attack action against the same opponent. This Advantage is taken separately for each weapon it affects.</text:p>
      <text:p text:style-name="P3"/>
      <text:p text:style-name="P3"><text:span text:style-name="T1">Defensive Stance</text:span> – ♣ </text:p>
      <text:p text:style-name="P3"><text:tab/>During your action, you may voluntarily lower your attack draws by a number of cards equal to or less than your Body. You may increase your cards on all of your defense rolls by this amount until the end of the current Opposition. This Advantage can be deactivated freely during your turn. </text:p>
      <text:p text:style-name="P3"><text:span text:style-name="T1">Dodge</text:span> – ♣ </text:p>
      <text:p text:style-name="P3"><text:tab/>The character may use their Body bonus on a physical defense draw instead of Mind. Their Body bonus is doubled for this draw. This advantage can be taken up to 3 times, with each level </text:p>
      <text:p text:style-name="P3">adding to the multiplier of the effect. </text:p>
      <text:p text:style-name="P3"><text:span text:style-name="T1">Interpose</text:span> – ♥ </text:p>
      <text:p text:style-name="P3"><text:tab/>Once per turn, when a character in short range of this character is targeted with a physical attack, this character may become the target of the attack instead. </text:p>
      <text:p text:style-name="P3"><text:span text:style-name="T1">Intense Concentration</text:span> – ♠ </text:p>
      <text:p text:style-name="P3"><text:tab/>When this character deals damage to an opponent's MP, increase that damage by 2. This advantage can be taken up to 5 times. </text:p>
      <text:p text:style-name="P3"><text:span text:style-name="T1">Iron Wall</text:span> - ♣ </text:p>
      <text:p text:style-name="P3">The character may spend a wildcard at any point in an opposition round to gain their Body in Armor until the end of the turn.</text:p>
      <text:p text:style-name="P3"><text:span text:style-name="T1">Karmic Shuffle</text:span> – ♦ </text:p>
      <text:p text:style-name="P3"><text:tab/>The character may make all characters involved in the opposition(including </text:p>
      <text:p text:style-name="P3">themselves) add Luck to their physical defense rolls instead of any other trait. This effect lasts a number of turns equal to its rank.</text:p>
      <text:p text:style-name="P3"><text:soft-page-break/><text:span text:style-name="T1">Mind Over Matter</text:span> – ♠ </text:p>
      <text:p text:style-name="P3"><text:tab/>The character may spend 1 MP when taking Wounds to their Body. If they do, the damage is dealt to their Mind instead. This advantage can be taken up to 3 times, allowing Spirit and subsequently Luck damage to be converted. </text:p>
      <text:p text:style-name="P3"><text:span text:style-name="T1">Soul of Steel</text:span> – ♥ </text:p>
      <text:p text:style-name="P3"><text:tab/>The character may sacrifice their action at any point during a round before or during their turn. During that round, they gain Armor equal to their Spirit. The gained Armor does not Break.</text:p>
      <text:p text:style-name="P3"><text:span text:style-name="T1">Serendipity</text:span> - ♦ </text:p>
      <text:p text:style-name="P3"><text:tab/>The character may use their Luck bonus on a physical defense draw instead of Mind. Their Luck bonus is doubled for this draw. This advantage can be taken up to 3 times, with each level </text:p>
      <text:p text:style-name="P3">adding to the multiplier of the effect. </text:p>
      <text:p text:style-name="P3"><text:span text:style-name="T1">Study </text:span>– ♠ </text:p>
      <text:p text:style-name="P3"><text:tab/>The character may use their action during a turn to Study a single opponent. For the remainder of the opposition, double the character's Mind bonus for physical defense rolls against that opponent. This advantage can be taken up to 3 times, with each level adding to the multiplier of the effect. </text:p>
      <text:p text:style-name="P4">Offensive </text:p>
      <text:p text:style-name="P3"><text:span text:style-name="T1">Ambidextrous </text:span>– ♣ *</text:p>
      <text:p text:style-name="P3"><text:tab/>This character reduces the two weapon fighting penalty to 1 card. This advantage can be taken a second time, removing the penalty entirely. </text:p>
      <text:p text:style-name="P3"><text:span text:style-name="T1">Berserk</text:span> – ♥ </text:p>
      <text:p text:style-name="P3"><text:tab/>This advantage may only be used once per scene. The character may spend a wildcard during their turn to become Berserk. Berserk characters add their Body in Successes upon a successful melee attack. In addition, they may only use offensive advantages, and play 1 less card on defense draws(minimum 1). A character remains Berserk until the end of the current scene or they may end it <text:soft-page-break/>by sacrificing an action and succeeding on a Meditation[<text:span text:style-name="T2">♠</text:span><text:span text:style-name="T3">]. </text:span></text:p>
      <text:p text:style-name="P5"><text:span text:style-name="T3">Biting Tongue</text:span><text:span text:style-name="T4"> - ♠ </text:span></text:p>
      <text:p text:style-name="P8"><text:tab/>This character adds their rank in this Advantage to the Successes from a successful social attack draw. This advantage can be taken up to 3 times.</text:p>
      <text:p text:style-name="P3"><text:span text:style-name="T1">Eagle Eyes</text:span> - ♣ </text:p>
      <text:p text:style-name="P3"><text:tab/>Reduce all medium and long range penalties by 5. This Advantage can be taken up the 3 times. </text:p>
      <text:p text:style-name="P3"><text:span text:style-name="T1">Ferocity</text:span> – ♣ </text:p>
      <text:p text:style-name="P3"><text:tab/>This character makes a physical melee attack, doubling their Body bonus for </text:p>
      <text:p text:style-name="P3">that draw. This advantage can be taken up to 3 times, with each level adding to the multiplier of the </text:p>
      <text:p text:style-name="P3">effect. </text:p>
      <text:p text:style-name="P3"><text:span text:style-name="T1">Gun Fever</text:span> – ♦ </text:p>
      <text:p text:style-name="P3"><text:tab/>When this character successfully deals damage with a ranged attack, they may immediately <text:s/>make a second ranged attack with any weapon in hand with 1 less card on the draw. This advantage can </text:p>
      <text:p text:style-name="P3">be taken up to 3 times, with the penalties for each attack stacking cumulatively. </text:p>
      <text:p text:style-name="P3"><text:span text:style-name="T1">Intensity</text:span> – ♥ </text:p>
      <text:p text:style-name="P3"><text:tab/>This character's current melee attack can't be parried and ignores armor.</text:p>
      <text:p text:style-name="P5">Last Stand - ♥ </text:p>
      <text:p text:style-name="P3"><text:tab/>When this character takes their max wounds in Spirit, they may make an immediate melee attack before suffering the consequences.</text:p>
      <text:p text:style-name="P3"><text:span text:style-name="T1">Lucky Strike</text:span> – ♦ </text:p>
      <text:p text:style-name="P3"><text:tab/>This character may add their Luck to a melee attack draw instead of Body, and the defending character uses Luck in place of Mind. This advantage can be taken up to 3 </text:p>
      <text:p text:style-name="P3">times, with the second level doubling this character's Luck bonus and the subsequent </text:p>
      <text:p text:style-name="P3">level adding to the <text:s/>multiplier of the effect. </text:p>
      <text:p text:style-name="P3"><text:span text:style-name="T1">Point Blank</text:span> – ♠ </text:p>
      <text:p text:style-name="P3"><text:soft-page-break/><text:tab/>This character may add Mind x 2 to a single ranged attack draw targeting an opponent in Short range. This advantage can be taken up the 3 times, with each rank adding to the multiplier of the effect.</text:p>
      <text:p text:style-name="P3"><text:span text:style-name="T1">Savage </text:span>– ♣ </text:p>
      <text:p text:style-name="P3"><text:tab/>When a melee attack is successful, this character may make an additional physical melee attack with one less card on the draw(min. 1). This advantage can be taken up to 3 times, with the penalties for each attack stacking cumulatively. </text:p>
      <text:p text:style-name="P3"><text:span text:style-name="T1">Zeal</text:span> – ♥ </text:p>
      <text:p text:style-name="P3"><text:tab/>This character may add double their Spirit bonus to a single physical attack draw instead of Body. This advantage can be taken up to 3 times, with each level adding to the multiplier of the effect. </text:p>
      <text:p text:style-name="P4">Utility </text:p>
      <text:p text:style-name="P3"/>
      <text:p text:style-name="P3"><text:span text:style-name="T1">Aquatic</text:span> – ♠ </text:p>
      <text:p text:style-name="P3"><text:tab/>This character, through some strange magic accident, twist of fate, or monstrosity, gained the ability to breathe underwater. Human characters that take this advantage gain the Noticeable Mark Disadvantage due to the gills. Aquatic characters also play 1 card from the top of the deck during all opposed actions while underwater. </text:p>
      <text:p text:style-name="P3"><text:span text:style-name="T1">Artifact</text:span> – ♦ * </text:p>
      <text:p text:style-name="P3">This character has a special weapon, piece of armor, or magic device, either custom crafted for their </text:p>
      <text:p text:style-name="P3">use or an artifact of some sort. Up to 3 XP may be spent on this Advantage, each one corresponding to a Modification(see Crafting). </text:p>
      <text:p text:style-name="P3"><text:span text:style-name="T1">Ass Pull </text:span>– ♦ </text:p>
      <text:p text:style-name="P3">This character may use this advantage at any time. They immediately draw two cards, then discard two </text:p>
      <text:p text:style-name="P3">cards. This advantage can be taken up to 3 times, each level adding to the cards drawn &amp; cards discarded. </text:p>
      <text:p text:style-name="P3"><text:soft-page-break/><text:span text:style-name="T1">Attractive</text:span> – ♣ </text:p>
      <text:p text:style-name="P3">This character is terribly nice to look at. Attractive characters add 1 card from the top of the deck to <text:span text:style-name="T1">Charm </text:span><text:span text:style-name="T5">&amp; </text:span><text:span text:style-name="T1">Seduction</text:span><text:span text:style-name="T5"> attempts.</text:span></text:p>
      <text:p text:style-name="P3"><text:span text:style-name="T1">Bloodlust</text:span> – ♣ </text:p>
      <text:p text:style-name="P3"><text:tab/>When this character wounds another character's Body, draw cards equal to the rank of this advantage. This advantage can be taken up to 3 times. </text:p>
      <text:p text:style-name="P3"><text:span text:style-name="T1">Business </text:span>– ♠ * </text:p>
      <text:p text:style-name="P3"><text:tab/>This character owns their own store, part of a partnership or co-op, or stock in a corporation(or several, if they're smart). This Advantage can only be bought with XP at character creation. Further ranks must be purchased with equivalent levels of Capital. At the end of each month, this character makes a Knowledge(Business)[<text:span text:style-name="T2">♠</text:span><text:span text:style-name="T3">]</text:span> . If it succeeds, they gain $2000 for each rank in this </text:p>
      <text:p text:style-name="P3">advantage. If it fails, they lose $1000 for each rank. A character loses this advantage if they are unable to pay for their losses between ranks of Capital and their cash on hand. </text:p>
      <text:p text:style-name="P3"><text:span text:style-name="T1">Capital</text:span> – ♦ *</text:p>
      <text:p text:style-name="P3"><text:tab/>This character has money in some easily-accessible form, though not necessarily on them at the </text:p>
      <text:p text:style-name="P3">moment. This Advantage can only be purchased with XP at character creation. Characters gain a level in this Advantage automatically when they find treasure, or otherwise gain a significant amount of cash. A level may be sacrificed at any time to gain its value(listed below) in Cash on Hand. Some examples of monetary value: </text:p>
      <text:p text:style-name="P3">0 – Count the money in your wallet. That's about where your character is at the moment, too. Food isn't too big of a problem, but every purchase is significant – and probably not in your budget if you want to plan long term. This character is limited purely to their Cash on Hand. </text:p>
      <text:p text:style-name="P3">1 – Enough money to get by for right now. Character can buy reasonable amounts of common goods and food without worrying too much, but any larger investments will require funding from elsewhere. In modern money, this level is $1000 in a bank account and enough cash to get by until your pay day. </text:p>
      <text:p text:style-name="P3"><text:soft-page-break/>2 – A little bit extra, enough that the character is accumulating wealth in some small way. $2,500 in the bank for emergencies and the upcoming family vacation. </text:p>
      <text:p text:style-name="P3">3 – A comfortable amount, with plenty of room for emergencies and even some luxury goods. This character doesn't have to worry about blowing a few hundred dollars on a weekend coke binge, and has some form of stable middle-class income. $5,000 in the bank and some nice antiques just in case. </text:p>
      <text:p text:style-name="P3">4 – Decidedly well-off. $10,000 saved up and a recent promotion. </text:p>
      <text:p text:style-name="P3">5+ - Double the previous level's value. These characters are definitely part of the middle to upper crust, and generally don't have to worry about where to find the money for their latest scheme. </text:p>
      <text:p text:style-name="P3"><text:span text:style-name="T1">Conviction</text:span> – ♥ </text:p>
      <text:p text:style-name="P3">While in Desperation, this character gains this advantage's Rank in Armor. This Advantage can be taken up to 5 times. </text:p>
      <text:p text:style-name="P3"><text:span text:style-name="T1">Cunning Linguist</text:span> – ♠ </text:p>
      <text:p text:style-name="P3"><text:tab/>This character may play Rank additional cards in any social attack draw. This advantage can be taken up to 3 times. </text:p>
      <text:p text:style-name="P3"><text:span text:style-name="T1">Cynic</text:span> – ♠ </text:p>
      <text:p text:style-name="P3"><text:tab/>This character may use this Advantage when they take damage to their Mind. Negate a number of Wounds equal to the rank of this Advantage from a single attack. This Advantage can be taken up to 5 times.</text:p>
      <text:p text:style-name="P3"><text:span text:style-name="T1">Devil's Own Luck </text:span>- ♦ </text:p>
      <text:p text:style-name="P3"><text:tab/>This character can take a number of extra wounds to Luck equal to their rank in this Advantage. This Advantage can be taken up to 5 times.</text:p>
      <text:p text:style-name="P3"><text:span text:style-name="T1">Discipline</text:span> – ♣ </text:p>
      <text:p text:style-name="P3"><text:tab/>During a single draw step, this character may use their Body in place of Luck when </text:p>
      <text:p text:style-name="P3">determining how many cards to draw. </text:p>
      <text:p text:style-name="P3"><text:span text:style-name="T1">Faith</text:span> – ♥ </text:p>
      <text:p text:style-name="P3"><text:soft-page-break/><text:tab/>When this character takes wound(s) to their Spirit from another character, they may draw a card. This advantage can be taken up to 3 times. </text:p>
      <text:p text:style-name="P3"><text:span text:style-name="T1">Fervor</text:span> – ♥ </text:p>
      <text:p text:style-name="P3"><text:tab/>While in Desperation, this character uses Spirit in place of Luck when determining how many cards to draw. </text:p>
      <text:p text:style-name="P3"><text:span text:style-name="T1">Fortunate</text:span> – ♦ * </text:p>
      <text:p text:style-name="P3"><text:tab/>This character begins every scene with an additional Wildcard per rank. This advantage can be taken up to 3 times. </text:p>
      <text:p text:style-name="P3"><text:span text:style-name="T1">Good Reputation(Country)</text:span> – ♠ * </text:p>
      <text:p text:style-name="P3"><text:tab/>Ranks of this Advantage are frequently rewarded to those that succeed in oppositions, complete </text:p>
      <text:p text:style-name="P3">widely beneficial objectives, or gently apply well-disguised lies to key figures. A character with a Good </text:p>
      <text:p text:style-name="P3">Reputation is well-liked, known in the community, or otherwise has achieved previous social success. A character adds twice their rank in this Advantage to opposed social draws in their chosen locale. </text:p>
      <text:p text:style-name="P3"><text:span text:style-name="T1">Landed</text:span> – ♦ </text:p>
      <text:p text:style-name="P3"><text:tab/>This Advantage may only be purchased with XP at character creation. Often levels of this Advantage result from completing Objectives, or by spending equivalent levels of Capital. This character has productive land somewhere accessible, which produces income each month, starting at $1000 per level of this Advantage. This character may call in the accumulated Capital when needed, though this often necessitates visiting the place, gaining the Cash on Hand or equivalent levels of Capital. </text:p>
      <text:p text:style-name="P3"><text:span text:style-name="T1">Large</text:span> – ♣ * </text:p>
      <text:p text:style-name="P3"><text:tab/>Large characters can use any two-handed melee weapon in one hand, and extras or followers with this Advantage are not limited by their Power Rating when it comes to what weapons they can use. </text:p>
      <text:p text:style-name="P3"><text:span text:style-name="T1">Mental Fortitude</text:span> – ♠ </text:p>
      <text:p text:style-name="P3"><text:soft-page-break/><text:tab/>This character may take an additional number of Wounds to Mind for each rank of this Advantage. This Advantage can be taken up to 5 times.</text:p>
      <text:p text:style-name="P3"><text:span text:style-name="T1">Optimistic</text:span> – ♦ </text:p>
      <text:p text:style-name="P3"><text:tab/>When this character fails an opposed draw, they may draw a card for each rank of this advantage. This advantage can be taken up to 3 times. </text:p>
      <text:p text:style-name="P3"><text:span text:style-name="T1">Quick-Witted</text:span> – ♠ </text:p>
      <text:p text:style-name="P3"><text:tab/>During the draw step, this character uses Mind in place of Luck to determine the number of cards they draw. </text:p>
      <text:p text:style-name="P3"><text:span text:style-name="T1">Resolve</text:span> – ♥ </text:p>
      <text:p text:style-name="P3"><text:tab/>This character may take an additional number of Wounds to Spirit for each rank of this Advantage. This Advantage can be taken up to 5 times.</text:p>
      <text:p text:style-name="P3"><text:span text:style-name="T1">Second Wind </text:span>– ♣ </text:p>
      <text:p text:style-name="P3">This advantage is usable once per scene. Immediately after sustaining max wounds to their Body, this character recovers one Wound to their Body.</text:p>
      <text:p text:style-name="P3"><text:span text:style-name="T1">Speedy</text:span> – ♦ </text:p>
      <text:p text:style-name="P3"><text:tab/>This character may replace their initiative card during their action without sacrificing the action to do so. Reduce the character's initiative by this advantage's rank. This advantage can be taken up to 5 times.</text:p>
      <text:p text:style-name="P3"><text:span text:style-name="T1">Stubborn</text:span> – ♥ * </text:p>
      <text:p text:style-name="P3"><text:tab/>This Advantage can be used at any time, once per scene. This character cannot be Knocked Out for a number of turns equal to their rank in this Advantage, though they still accumulate wounds. This Advantage can be taken up to 3 times. </text:p>
      <text:p text:style-name="P3"><text:span text:style-name="T1">Tenacity</text:span> – ♣ </text:p>
      <text:p text:style-name="P3"><text:tab/>When this character sustains damage to their Body from another character, they may draw a card. This advantage can be taken up to 3 times. </text:p>
      <text:p text:style-name="P3"><text:soft-page-break/><text:span text:style-name="T1">Thick Skin </text:span>– ♣ </text:p>
      <text:p text:style-name="P3"><text:tab/>This character gains Armor equal to their rank in this advantage at the beginning of each scene. This Advantage can be taken up to 5 times.</text:p>
      <text:p text:style-name="P3"><text:span text:style-name="T1">Toughness</text:span> – ♣ </text:p>
      <text:p text:style-name="P3"><text:tab/>This character can take a number of additional wounds to their Body equal to their rank in this Advantage. This Advantage can be taken up to 5 times.</text:p>
      <text:p text:style-name="P4">Follower Advantages </text:p>
      <text:p text:style-name="P11">Companion - <text:span text:style-name="T2">♦</text:span></text:p>
      <text:p text:style-name="P11"><text:span text:style-name="T3"><text:tab/></text:span><text:span text:style-name="T4">The world of Korssent can be lonely and dangerous, and Fated especially have to find a way to cope. Some form bonds with animals, or with magical critters found at bazaars in less reputable towns. Either way these Companions are always at the side of their respective Fated, offering whatever support they can. </text:span></text:p>
      <text:p text:style-name="P11"><text:span text:style-name="T4"><text:tab/>This character gains a 5 XP Follower with a Power Rating equal to their ranks in this advantage. Generally this Advantage is intended for non-human familiars, or animal companions, but it is up to you as to what your Companion is, so long as you can afford the XP. Companions gain items &amp; XP, spending it the way a Fated would. </text:span></text:p>
      <text:p text:style-name="P3"><text:span text:style-name="T1">Friends</text:span> - ♥ </text:p>
      <text:p text:style-name="P3"><text:tab/>This character does not have to spend a wildcard to use the Reinforce indirect action. Extras added by this character have the Loyal advantage and a weapon of this character's choice. Dead members of the group are replaced next scene – if all members of a group die, however, the character loses 1 rank of this advantage, and must pay twice the XP cost to regain it, stacking each time this occurs. This advantage can be taken up to 3 times, allowing the addition of an additional squad per level. </text:p>
      <text:p text:style-name="P3"><text:span text:style-name="T1">Hired Hands </text:span>- ♦ </text:p>
      <text:p text:style-name="P3"><text:soft-page-break/><text:tab/>This character has access to paid assassins, mercenaries, personal bodyguards, etc. Whenever they add Extras or Followers to a scene, they may add a number of them equal to their Capital. Followers and Extras added by this character have an additional weapon of their choosing. When one of these characters or squads are wiped out, this character loses a level of Capital in fees to their associates. </text:p>
      <text:p text:style-name="P3"><text:span text:style-name="T1">Inspiring Presence</text:span> - ♥ </text:p>
      <text:p text:style-name="P3"><text:tab/>Allies of this character add cards equal to this Advantage's Rank to all Guts &amp; Meditation draws. This Advantage can be taken up to 3 times. </text:p>
      <text:p text:style-name="P3"><text:span text:style-name="T1">Loyal</text:span> – ♥ </text:p>
      <text:p text:style-name="P3"><text:tab/>Characters with this advantage can't be persuaded to turn against current allies. Characters with this Advantage may play an additional card from the top of the deck to reflexive Guts and Meditation checks as long as they have active allies. NPCs with this Advantage do not flee in the presence of monsters. </text:p>
      <text:p text:style-name="P3"><text:span text:style-name="T1">Mastermind </text:span>– ♠ </text:p>
      <text:p text:style-name="P3"><text:tab/>This character may use their Wildcards to boost the draws of Followers and Extras under their </text:p>
      <text:p text:style-name="P3">control. Followers and Extras under this character's control increase their Power Rating by this advantage's rank. This advantage not require the character to Appear in the scene to be in effect. This advantage can be taken up to 3 times. </text:p>
      <text:p text:style-name="P5">Role Model<text:span text:style-name="T5"> - ♥ </text:span></text:p>
      <text:p text:style-name="P9"><text:tab/>This character may activate this advantage to allow 1 ally the use of their ranks in a chosen skill in place of the ally's for one scene.</text:p>
      <text:p text:style-name="P3"><text:span text:style-name="T1">Successor</text:span> – ♠ </text:p>
      <text:p text:style-name="P3"><text:tab/>This character does not have to spend a Wildcard to use the Involve action to summon their Successor. When the character buys this Advantage, they build a 15 XP Loyal Follower with a Power Rating equal to the rank of this Advantage. This Follower gains XP for every scene they are Involved, <text:soft-page-break/>spent as normal. Unlike most Followers, a Successor must buy skills instead of using their Power Rating. If the character with this Advantage is ever killed, the player may choose to immediately make the Successor a proper Fated, gaining the Suit &amp; Traits of the killed character, which may be moved around as desired. The Successor has two weapons of this player's choosing, and can accumulate items like any other character. If the Successor is killed in a scene, this character loses all ranks of this Advantage. </text:p>
      <text:p text:style-name="P3"/>
      <text:p text:style-name="P2">Disadvantages </text:p>
      <text:p text:style-name="P3"><text:tab/>Disadvantages penalize a character in exchange for granting extra XP that can be spent elsewhere. </text:p>
      <text:p text:style-name="P3"><text:tab/>Characters may only choose to gain new Disadvantages at character creation, however Disadvantages may be inflicted upon a character that is Wounded. Disadvantages can be removed by paying twice their rank in XP. Disadvantages marked with an asterisk(*) are permanent and cannot be later removed by spending XP. Characters gain 2 XP when they gain a new Disadvantage.</text:p>
      <text:p text:style-name="P3"/>
      <text:p text:style-name="P4">♣ Disadvantages </text:p>
      <text:p text:style-name="P3"><text:tab/>These Disadvantages typically inflict penalties upon physical actions. Most of these disadvantages can be mitigated somewhat by a prosthetic of some sort. </text:p>
      <text:p text:style-name="P5">Clumsy</text:p>
      <text:p text:style-name="P5"><text:span text:style-name="T5"><text:tab/>This character isn't great on their feet. If this character fails a defense draw, another player may spend a Wildcard to force them to be </text:span>Knocked Down<text:span text:style-name="T5">.</text:span></text:p>
      <text:p text:style-name="P3"><text:span text:style-name="T1">Old </text:span>* </text:p>
      <text:p text:style-name="P3"><text:tab/>This character is past their physical prime, though they may still be sharp as a tack mentally. Old characters play 1 fewer card on all opposed physical draws, but may play an additional card on <text:soft-page-break/>social draws or those involving intellectual pursuits. Characters may not apply this Disadvantage to others. Generally this Disadvantage is for characters in their late 30s to early fifties, depending on personal vitality and fitness. This Disadvantage can be taken a second time to make the character <text:span text:style-name="T1">Ancient</text:span><text:span text:style-name="T5">, increasing the penalty &amp; bonus by 1.</text:span></text:p>
      <text:p text:style-name="P3"/>
      <text:p text:style-name="P3"><text:span text:style-name="T1">One Arm</text:span> * </text:p>
      <text:p text:style-name="P3"><text:tab/>This character has but one grasping limb to make use of. They can use only a single weapon, and play 1 fewer card on any action that normally requires two hands, like climbing, many crafts, swinging on ropes, or swimming. A second rank in this Disadvantage results in <text:span text:style-name="T1">No Arms</text:span><text:span text:style-name="T5">.</text:span></text:p>
      <text:p text:style-name="P3"><text:span text:style-name="T1">No Arms</text:span> * </text:p>
      <text:p text:style-name="P3"><text:tab/>This character has no grasping limbs and cannot use weapons. Most people who make do with this disability make excellent use of their mouths as a substitute manipulator, allowing them to play 2 fewer cards but still manage most actions that one would typically use hands for. </text:p>
      <text:p text:style-name="P3"><text:span text:style-name="T1">One Eye </text:span>* </text:p>
      <text:p text:style-name="P3">This character plays 1 fewer card on ranged attack draws and Perception draws at long distances due </text:p>
      <text:p text:style-name="P3">to a loss of depth perception. A second rank of this advantage leads to <text:span text:style-name="T1">Blind</text:span><text:span text:style-name="T5">ness.</text:span></text:p>
      <text:p text:style-name="P3"><text:span text:style-name="T1">Blind</text:span> * </text:p>
      <text:p text:style-name="P3">This character plays 3 fewer cards on all targeted attack draws. Lacking sight strengthens the other </text:p>
      <text:p text:style-name="P3">senses, however, allowing this character to play an additional card on all Perception draws. </text:p>
      <text:p text:style-name="P3"><text:span text:style-name="T1">One Leg</text:span> * </text:p>
      <text:p text:style-name="P3">This character plays 2 fewer cards on all draws involving movement. This penalty can be reduced by 1 </text:p>
      <text:p text:style-name="P3">by use of a peg or more sophisticated prosthetic. A second rank of this <text:span text:style-name="T1">Disadvantage</text:span><text:span text:style-name="T5"> results in </text:span><text:span text:style-name="T1">No Legs</text:span><text:span text:style-name="T5">.</text:span></text:p>
      <text:p text:style-name="P3"><text:span text:style-name="T1">No Legs</text:span> * </text:p>
      <text:p text:style-name="P3"><text:tab/>This character has serious difficulty getting around, playing 3 fewer cards on all draws <text:soft-page-break/>involving movement, which may be reduced by 1 by the use of proper prosthetics or a wheelchair. </text:p>
      <text:p text:style-name="P5">Poor Senses </text:p>
      <text:p text:style-name="P3"><text:tab/>This character has bad eyes, a partial hearing loss, or some other minor sensory problem. They play 1 fewer card on Perception draws involving the related sense. In many settings this disadvantage can be mitigated by the use of appropriate hardware(glasses, hearing aids, etc.) .</text:p>
      <text:p text:style-name="P3"><text:span text:style-name="T1">Deaf</text:span> * </text:p>
      <text:p text:style-name="P3"><text:tab/>This character cannot hear. These characters are automatically assumed to be able to read lips and thus do not suffer penalties to social draws, but automatically fail Perception draws based off of sound. </text:p>
      <text:p text:style-name="P5">Poor Stamina</text:p>
      <text:p text:style-name="P3"><text:tab/>This character is out of shape and tires quickly. Another player may spend a Wildcard to force this character to fail a chase draw.</text:p>
      <text:p text:style-name="P5">Weak Constitution </text:p>
      <text:p text:style-name="P3">This character is sickly, acutely ill, or simply fragile. This character plays 1 fewer card on all Guts draws. </text:p>
      <text:p text:style-name="P4">♠ Disadvantages </text:p>
      <text:p text:style-name="P3"><text:tab/>These Disadvantages generally inflict penalties on social actions. A few can be hidden, but most of these Disadvantages are always in full effect. </text:p>
      <text:p text:style-name="P5">Addiction </text:p>
      <text:p text:style-name="P3"><text:tab/>This character has a dependency on a substance or act. At rank 1, it is easy to get, legal to possess, and not that offensive to others. At rank 2, it is a controlled substance, rare, or seriously harmful. Other players may spend a Wildcard to have this character experience Withdrawal – playing 1 less card on social draws per level of this Disadvantage until they can get their fix or the end of the scene. </text:p>
      <text:p text:style-name="P5"><text:soft-page-break/>Bad Reputation(Country) </text:p>
      <text:p text:style-name="P3"><text:tab/>A character automatically gains this Disadvantage when they inflict a Permanent Disadvantage upon a different character, tied to the country they're in. This Disadvantage costs twice as much XP to remove every time it is removed with XP(So the first time is 1 XP, second is 2, third is 4, etc.). A character with a Bad Reputation suffers -1 card to all Influence draws for every rank in this Disadvantage, gaining the same amount as a bonus instead to Influence draws used to Intimidate. This Disadvantage can be stacked up to 10 times. This penalty does not apply to Influence draws involving other characters with this Disadvantage. </text:p>
      <text:p text:style-name="P3"/>
      <text:p text:style-name="P3"><text:tab/>Other players may spend a Wildcard during a scene containing this character to force a Follower opposed to the character with this Disadvantage to appear in the Scene. This character has a Power Rating equal to the level of this Disadvantage and one weapon of the active player's choosing. At rank 3 and 4, they enter the scene with 1 squad of 5 Extras with the same Power Rating. At rank 5, it becomes 2 squads. At rank 7, 3 squads. At rank 9, 5 squads. All of the squads have 1 weapon of the active player's choosing. </text:p>
      <text:p text:style-name="P3">Examples of the severity of this Disadvantage(These are just examples; players are encouraged to </text:p>
      <text:p text:style-name="P3">theme the NPCs however they wish): </text:p>
      <text:p text:style-name="P3">Rank 1 – A Local bully. Opposed Character: Concerned Citizen, or Character's Mother. </text:p>
      <text:p text:style-name="P3">Rank 2 – Known troublemaker or criminal. Opposed Character: Vigilante, family member seeking </text:p>
      <text:p text:style-name="P3">revenge. </text:p>
      <text:p text:style-name="P3">Rank 3 – Well-known villain, infamous criminal, known con artist or fraudster. Opposed Character(s): </text:p>
      <text:p text:style-name="P3">Police Forces, B-List Superhero, Competing Rival, Assassin </text:p>
      <text:p text:style-name="P3">Rank 4 – Violent Gang Leader, Leader of Rogue Troops, CEO of a corrupt corporation. Opposed </text:p>
      <text:p text:style-name="P3">Character(s): Rival Gang Leader, A-List Superhero, SWAT Team. </text:p>
      <text:p text:style-name="P3">Rank 5+ – Legendary ne'er-do-well. Known war criminal. Leader of an active revolution in a fascist </text:p>
      <text:p text:style-name="P3"><text:soft-page-break/>country. Adolf Hitler. Opposed Character(s): Expert killer, Military Kill Team, The Great Lakes Avengers </text:p>
      <text:p text:style-name="P5">Careless</text:p>
      <text:p text:style-name="P9"><text:tab/>This character is wasteful, superfluous in their actions, or otherwise undisciplined. Discard a card after this character fails any opposed draw.</text:p>
      <text:p text:style-name="P5">Forgetful</text:p>
      <text:p text:style-name="P5"><text:tab/><text:span text:style-name="T5">Sometimes things just don't stick in this character's mind. Other players may spend a Wildcard to make this character immediately forget an Objective until reminded.</text:span></text:p>
      <text:p text:style-name="P5">Mute </text:p>
      <text:p text:style-name="P3"><text:tab/>This character cannot speak, at least not intelligibly. They automatically lose opposed Influence draws dependent solely on speech, though may of course make their argument through the use of writing or in modern settings computer speech synthesizers. In favor of not making play tedious, the Player need not literally write down everything their character says, simply keep in mind that they are always using alternative means of communication(sign language, a chalkboard, etc.) </text:p>
      <text:p text:style-name="P5">Noticeable Mark </text:p>
      <text:p text:style-name="P3"><text:tab/>This character is easy to pick out of a crowd, due to a prominent scar, deformity, or other superficial abnormality. They play 1 fewer card on stealth draws in populated areas, as well as attempts to disguise themselves. </text:p>
      <text:p text:style-name="P5">Sensitive</text:p>
      <text:p text:style-name="P9"><text:tab/>This character doesn't like being laughed at, and generally take themselves a bit too seriously. This character plays 1 fewer card on all social defense draws.</text:p>
      <text:p text:style-name="P5">Slow</text:p>
      <text:p text:style-name="P5"><text:tab/><text:span text:style-name="T5">This character takes a moment to react to situations. Outside of oppositions, other players may spend a Wildcard to make this character fail one reflexive draw . </text:span></text:p>
      <text:p text:style-name="P5">Trusting</text:p>
      <text:p text:style-name="P9"><text:soft-page-break/><text:tab/>This character has the unfortunate habit of believing what people say. Once per scene, other players make spend a wildcard to make this character accept even an obvious lie.</text:p>
      <text:p text:style-name="P5">Ugly </text:p>
      <text:p text:style-name="P3"><text:tab/>This character is a punisher of eyes. This need not be a permanent condemnation, but often results from poor health, severe injury, or a lack of attention to one's appearance. This character plays 1 fewer card on attempts to Seduce or Charm. </text:p>
      <text:p text:style-name="P4">♥ Disadvantages </text:p>
      <text:p text:style-name="P3"><text:tab/>These Disadvantages inflict penalties on the character's ability to motivate themselves. They could also represent a loss of Faith, or anything else related to the character's mood and psychological well-being. </text:p>
      <text:p text:style-name="P3"><text:span text:style-name="T1">Apathetic</text:span> </text:p>
      <text:p text:style-name="P3"><text:tab/>Apathy results from a lack of ambition, of feelings of hopelessness that stifle individual initiative. This character may only spend Wildcards on opposed draws. </text:p>
      <text:p text:style-name="P5">Brutish</text:p>
      <text:p text:style-name="P5"><text:span text:style-name="T5"><text:tab/>This character just likes to hurt people. Other players may spend a Wildcard to force this character to </text:span>Injure<text:span text:style-name="T5"> or </text:span>Kill<text:span text:style-name="T5"> an opponent if they have the opportunity to do so.</text:span></text:p>
      <text:p text:style-name="P6">Conflicted</text:p>
      <text:p text:style-name="P6"><text:tab/><text:span text:style-name="T5">This character has some shreds of conscience left. Other players may spend a wildcard to force this character to hesitate for one action before committing an immoral or unlawful act.</text:span></text:p>
      <text:p text:style-name="P6">Coward</text:p>
      <text:p text:style-name="P6"><text:tab/><text:span text:style-name="T5">This character just doesn't like danger much at all. Other players may spend a Wildcard to force this character to not be able to make melee attacks for 1 turn. </text:span></text:p>
      <text:p text:style-name="P5">Defeated </text:p>
      <text:p text:style-name="P7"><text:tab/>This character has suffered some major public loss, be it martial, business-related, or academic. <text:soft-page-break/>Other players may spend a Wildcard to negate any ranks of Good Reputation the character has for the remainder of the scene. </text:p>
      <text:p text:style-name="P3"><text:span text:style-name="T1">Delusion </text:span>* </text:p>
      <text:p text:style-name="P6"><text:span text:style-name="T5"><text:tab/>This character accepts something as part of reality that does not actually belong there. Once per scene, other players may spend a Wildcard to force the character to fail an unopposed action, distracted by the activities of the CIA thought reading devices installed in their workplace, or having a desperate need to wash their hands for the next hour. A second rank of this Disadvantage results in</text:span> Psychosis<text:span text:style-name="T5">.</text:span></text:p>
      <text:p text:style-name="P5">Depressed </text:p>
      <text:p text:style-name="P3"><text:tab/>This character just doesn't see the point, really. Other players may spend a Wildcard to stop this </text:p>
      <text:p text:style-name="P3">character from using Wildcards on opposed draws for the rest of the scene. </text:p>
      <text:p text:style-name="P5">Empathetic</text:p>
      <text:p text:style-name="P9"><text:tab/>This character sees all the sides of a given argument, usually beneficial to their well-being but with the unfortunate side effect of sometimes feeling for their enemies. Other players may spend a Wildcard to force this character to not attack a specific target for 1 turn.</text:p>
      <text:p text:style-name="P5">Merciful</text:p>
      <text:p text:style-name="P3"><text:span text:style-name="T1"><text:tab/></text:span><text:span text:style-name="T5">This character abhors the ending of life. Other players may spend a wildcard to stop this character from Injuring or Killing another. </text:span></text:p>
      <text:p text:style-name="P5">Nervous Habit </text:p>
      <text:p text:style-name="P9"><text:tab/>This character bites their nails, loudly chews gum, speaks slightly too loudly, or has some other sort of social habit that others find annoying or gross. Once per scene, other players may spend a Wildcard to cause this character to fail a social draw. </text:p>
      <text:p text:style-name="P3"><text:span text:style-name="T1">Psychosis</text:span> * </text:p>
      <text:p text:style-name="P3"><text:tab/>This character is only tangentially connected to reality. Once per scene, other players may spend a Wildcard to force the character to fail their current action and shift their attention to the effects of their psychosis, be it that the zombie horde outside just wants hugs or that life is a giant illusion in the <text:soft-page-break/>mind of the World Turtle. A character being actively attacked will still fail their current action but will not stop fighting. </text:p>
      <text:p text:style-name="P5">Rain God *</text:p>
      <text:p text:style-name="P5"><text:tab/><text:span text:style-name="T5">This character has 19 words for rain, not one of which is printable. Everywhere they go they find rain, storms, sleet, hail, or some other natural expression of frustration all around them. Other players may use the </text:span>Rough Weather<text:span text:style-name="T5"> action in scenes including this character for free.</text:span></text:p>
      <text:p text:style-name="P4">♦ Disadvantages </text:p>
      <text:p text:style-name="P5">Conduit *</text:p>
      <text:p text:style-name="P5"><text:tab/><text:span text:style-name="T5">This character is somehow attuned to the streams of Fate, but not in a positive way. Other </text:span><text:span text:style-name="T5">players may spend a Wildcard to redirect the target of a magical ability to this character.</text:span></text:p>
      <text:p text:style-name="P5">Danger Magnet</text:p>
      <text:p text:style-name="P5"><text:span text:style-name="T5"><text:tab/>This character can't help but find themselves in hazardous situations. Other players may use the </text:span>Banditos!<text:span text:style-name="T5"> And </text:span>SOS<text:span text:style-name="T5"> actions in scenes involving this character for free.</text:span></text:p>
      <text:p text:style-name="P5">Debt </text:p>
      <text:p text:style-name="P3"><text:tab/>This character owes somebody a large amount of money, starting at around $1000 for level 1 and doubling for every level after that. This advantage cannot be removed with XP – Instead the character must sacrifice a level of Capital every time the Time Passes action is used, removing 1 level of this Disadvantage each time they are able do so. If a character with this Disadvantage cannot pay their Debt, any player may spend a Wildcard to cause a 5-person Extra squad per level in this Disadvantage to Appear once per scene that this character Appears in. These Extras are considered Hostile, and all carry a weapon of the player's choosing. Any player with the cash on hand can pay the debt immediately to dismiss these Extras. </text:p>
      <text:p text:style-name="P5">Disorganized</text:p>
      <text:p text:style-name="P3"><text:tab/>This character is not great with business decisions. Other players may spend a Wildcard to deny <text:soft-page-break/>this character's Business or Landed income for one month due to employ dissent, poorly guarded transport coaches, or any number of issues that plague most business &amp; landowners. </text:p>
      <text:p text:style-name="P5">Loose Tongue</text:p>
      <text:p text:style-name="P9"><text:tab/>This character just lets things slip. Other players may spend a Wildcard to force this character to reveal an Objective held by themselves or one of their allies'.</text:p>
      <text:p text:style-name="P5">Misfortunate </text:p>
      <text:p text:style-name="P3"><text:tab/>This characters begins each Act with 1 fewer Wildcar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9:25:44</meta:creation-date>
    <dc:date>2012-12-22T20:20:57</dc:date>
    <meta:editing-duration>PT2H48M26S</meta:editing-duration>
    <meta:editing-cycles>10</meta:editing-cycles>
    <meta:generator>LibreOffice/3.4$Linux LibreOffice_project/340m1$Build-402</meta:generator>
    <meta:document-statistic meta:table-count="0" meta:image-count="0" meta:object-count="0" meta:page-count="20" meta:paragraph-count="262" meta:word-count="5201" meta:character-count="30246" meta:non-whitespace-character-count="25003"/>
  </office:meta>
</office:document-meta>
</file>